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dfe3" officeooo:paragraph-rsid="0011dfe3"/>
    </style:style>
    <style:style style:name="P2" style:family="paragraph" style:parent-style-name="Standard">
      <style:text-properties officeooo:rsid="0011dfe3" officeooo:paragraph-rsid="0011dfe3"/>
    </style:style>
    <style:style style:name="P3" style:family="paragraph" style:parent-style-name="Standard">
      <style:text-properties officeooo:rsid="0011dfe3" officeooo:paragraph-rsid="00153e9b"/>
    </style:style>
    <style:style style:name="P4" style:family="paragraph" style:parent-style-name="Standard">
      <style:text-properties officeooo:rsid="0011dfe3" officeooo:paragraph-rsid="00161854"/>
    </style:style>
    <style:style style:name="P5" style:family="paragraph" style:parent-style-name="Standard">
      <style:text-properties officeooo:paragraph-rsid="00153e9b" fo:background-color="#ffff00"/>
    </style:style>
    <style:style style:name="P6" style:family="paragraph" style:parent-style-name="Standard">
      <style:text-properties officeooo:paragraph-rsid="00153e9b"/>
    </style:style>
    <style:style style:name="P7" style:family="paragraph" style:parent-style-name="Standard">
      <style:text-properties officeooo:rsid="00153e9b" officeooo:paragraph-rsid="00153e9b"/>
    </style:style>
    <style:style style:name="P8" style:family="paragraph" style:parent-style-name="Standard">
      <style:text-properties officeooo:paragraph-rsid="00161854"/>
    </style:style>
    <style:style style:name="T1" style:family="text">
      <style:text-properties officeooo:rsid="001495f8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OSIBLES COMANDOS PARA UN ARCHIVO MAKE (PARA LA CONSTRUCCION DEL RTS)</text:p>
      <text:p text:style-name="P1"/>
      <text:p text:style-name="P6">UTILS_PATH=/home/usuario/marte_2.0_22Feb2017/utils</text:p>
      <text:p text:style-name="P6">MPATH=/home/usuario/marte_2.0_22Feb2017</text:p>
      <text:p text:style-name="P3">march=x86</text:p>
      <text:p text:style-name="P3"/>
      <text:p text:style-name="P8">CURRENT_ARCH=x86</text:p>
      <text:p text:style-name="P8">MaRTE Ada Code Locations:</text:p>
      <text:p text:style-name="P8">MARTE_ADA_SRC_LOCATIONS=</text:p>
      <text:p text:style-name="P8">-aI/home/usuario/marte_2.0_22Feb2017/kernel </text:p>
      <text:p text:style-name="P8">-aI/home/usuario/marte_2.0_22Feb2017/sll </text:p>
      <text:p text:style-name="P8">-aI/home/usuario/marte_2.0_22Feb2017/arch/hwi </text:p>
      <text:p text:style-name="P8">-aI/home/usuario/marte_2.0_22Feb2017/misc </text:p>
      <text:p text:style-name="P8">-aI/home/usuario/marte_2.0_22Feb2017/posix5</text:p>
      <text:p text:style-name="P8">RTS_MARTE_UC_PATH = /home/usuario/marte_2.0_22Feb2017/gnat_rts/rts-marteuc_x86</text:p>
      <text:p text:style-name="P8">GNAT_VER = GPL2016</text:p>
      <text:p text:style-name="P8">GNAT_L_PATH = /home/usuario/myapps/gnat/lib/gcc/x86_64-pc-linux-gnu/4.9.4</text:p>
      <text:p text:style-name="P8">ORIG_RTS = rts-sjlj</text:p>
      <text:p text:style-name="P8">ORIG_RTS_PATH = /home/usuario/myapps/gnat/lib/gcc/x86_64-pc-linux-gnu/4.9.4/rts-sjlj</text:p>
      <text:p text:style-name="P8"/>
      <text:p text:style-name="P8">SOTR_mkrtsmarteuc01: creating rts-marteuc_x86 directory...</text:p>
      <text:p text:style-name="P8">El valor de GNAT_L_PATH es:</text:p>
      <text:p text:style-name="P8">GNAT_L_PATH=/home/usuario/myapps/gnat/lib/gcc/x86_64-pc-linux-gnu/4.9.4</text:p>
      <text:p text:style-name="P8">rm -f /home/usuario/myapps/gnat/lib/gcc/x86_64-pc-linux-gnu/4.9.4/rts-marteuc_x86</text:p>
      <text:p text:style-name="P8"/>
      <text:p text:style-name="P4">ln -s /home/usuario/marte_2.0_22Feb2017/gnat_rts/rts-marteuc_x86 /home/usuario/myapps/gnat/lib/gcc/x86_64-pc-linux-gnu/4.9.4/</text:p>
      <text:p text:style-name="P4"/>
      <text:p text:style-name="P8">El valor de la variable cflags es:</text:p>
      <text:p text:style-name="P8">cflags=-O2 -DMaRTE <text:s/>-m32 -march=i686 <text:s/>-D__USING_SJLJ_EXCEPTIONS__ <text:s/>-DNO_FD_SET </text:p>
      <text:p text:style-name="P8">El valor de la variable adaflags es:</text:p>
      <text:p text:style-name="P8">adaflags=-gnatpgn </text:p>
      <text:p text:style-name="P8">El valor de la variable arg es:</text:p>
      <text:p text:style-name="P8">arg=</text:p>
      <text:p text:style-name="P8">El valor de la variable cflags es:</text:p>
      <text:p text:style-name="P8">cflags=-O2 -DMaRTE <text:s/>-m32 -march=i686 <text:s/>-D__USING_SJLJ_EXCEPTIONS__ <text:s/>-DNO_FD_SET</text:p>
      <text:p text:style-name="P4"/>
      <text:p text:style-name="P4"/>
      <text:p text:style-name="P8"># -- Create GNAT/MaRTE RTS directory</text:p>
      <text:p text:style-name="P8"/>
      <text:p text:style-name="P8">SOTR_mkrtsmarteuc01: Preparing RTS directory...</text:p>
      <text:p text:style-name="P8"/>
      <text:p text:style-name="P8"># remove contents of existing RTS directory</text:p>
      <text:p text:style-name="P8">chmod -R u+rwx /home/usuario/marte_2.0_22Feb2017/gnat_rts/rts-marteuc_x86</text:p>
      <text:p text:style-name="P8">rm -fr /home/usuario/marte_2.0_22Feb2017/gnat_rts/rts-marteuc_x86/../rts-marteuc_x86/*</text:p>
      <text:p text:style-name="P8"/>
      <text:p text:style-name="P8"># copy adainclude form ORIG_RTS directory</text:p>
      <text:p text:style-name="P8"/>
      <text:p text:style-name="P8"><text:soft-page-break/>cp -r /home/usuario/myapps/gnat/lib/gcc/x86_64-pc-linux-gnu/4.9.4/rts-sjlj/adainclude <text:s/>/home/usuario/marte_2.0_22Feb2017/gnat_rts/rts-marteuc_x86</text:p>
      <text:p text:style-name="P8"/>
      <text:p text:style-name="P8"/>
      <text:p text:style-name="P8"># create adalib/ directory</text:p>
      <text:p text:style-name="P8">mkdir /home/usuario/marte_2.0_22Feb2017/gnat_rts/rts-marteuc_x86/adalib</text:p>
      <text:p text:style-name="P8"/>
      <text:p text:style-name="P8"/>
      <text:p text:style-name="P8"># copy makefile (arch specific or common)</text:p>
      <text:p text:style-name="P8"/>
      <text:p text:style-name="P8">Como no existe /home/usuario/marte_2.0_22Feb2017/gnat_rts/GPL2016_x86/Makefile.adalib,</text:p>
      <text:p text:style-name="P8">se procede a copiarlo de </text:p>
      <text:p text:style-name="P8">/home/usuario/marte_2.0_22Feb2017/gnat_rts/GPL2016_common/Makefile.adalib</text:p>
      <text:p text:style-name="P8">Valor de makefile_adalib:</text:p>
      <text:p text:style-name="P8">makefile_adalib=/home/usuario/marte_2.0_22Feb2017/gnat_rts/GPL2016_common/Makefile.adalib</text:p>
      <text:p text:style-name="P8"/>
      <text:p text:style-name="P8">cp /home/usuario/marte_2.0_22Feb2017/gnat_rts/GPL2016_common/Makefile.adalib /home/usuario/marte_2.0_22Feb2017/gnat_rts/rts-marteuc_x86/adalib/Makefile.adalib</text:p>
      <text:p text:style-name="P8"/>
      <text:p text:style-name="P8"/>
      <text:p text:style-name="P8">SOTR_mkrtsmarteuc01: Replacing modified files from MaRTE distribution...</text:p>
      <text:p text:style-name="P8">chmod u+w /home/usuario/marte_2.0_22Feb2017/gnat_rts/rts-marteuc_x86/adainclude/</text:p>
      <text:p text:style-name="P8">cp /home/usuario/marte_2.0_22Feb2017/gnat_rts/GPL2016_common/*.* /home/usuario/marte_2.0_22Feb2017/gnat_rts/rts-marteuc_x86/adainclude/</text:p>
      <text:p text:style-name="P8">cp /home/usuario/marte_2.0_22Feb2017/gnat_rts/GPL2016_x86/*.* /home/usuario/marte_2.0_22Feb2017/gnat_rts/rts-marteuc_x86/adainclude/</text:p>
      <text:p text:style-name="P8"/>
      <text:p text:style-name="P8"># -- make links to the new adainclude directory and to the ORIG_RTS/adalib</text:p>
      <text:p text:style-name="P8"/>
      <text:p text:style-name="P8">Se borrar'an los soft links</text:p>
      <text:p text:style-name="P8">/home/usuario/myapps/gnat/lib/gcc/x86_64-pc-linux-gnu/4.9.4/adainclude</text:p>
      <text:p text:style-name="P8">y</text:p>
      <text:p text:style-name="P8">/home/usuario/myapps/gnat/lib/gcc/x86_64-pc-linux-gnu/4.9.4/adalib</text:p>
      <text:p text:style-name="P8">para remplazarlos haciendo que apunten a</text:p>
      <text:p text:style-name="P8">/home/usuario/marte_2.0_22Feb2017/gnat_rts/rts-marteuc_x86/adainclude</text:p>
      <text:p text:style-name="P8">y</text:p>
      <text:p text:style-name="P8">/home/usuario/myapps/gnat/lib/gcc/x86_64-pc-linux-gnu/4.9.4/rts-sjlj/adalib</text:p>
      <text:p text:style-name="P8"/>
      <text:p text:style-name="P8">cd /home/usuario/myapps/gnat/lib/gcc/x86_64-pc-linux-gnu/4.9.4 &amp;&amp; rm adainclude adalib</text:p>
      <text:p text:style-name="P8">cd /home/usuario/myapps/gnat/lib/gcc/x86_64-pc-linux-gnu/4.9.4 &amp;&amp; ln -s /home/usuario/marte_2.0_22Feb2017/gnat_rts/rts-marteuc_x86/adainclude adainclude</text:p>
      <text:p text:style-name="P4">cd /home/usuario/myapps/gnat/lib/gcc/x86_64-pc-linux-gnu/4.9.4 &amp;&amp; ln -s rts-sjlj/adalib <text:s text:c="9"/>adalib</text:p>
      <text:p text:style-name="P1"/>
      <text:p text:style-name="P1"/>
      <text:p text:style-name="P1"/>
      <text:p text:style-name="P1"/>
      <text:p text:style-name="P5">cd /home/usuario/marte_2.0_22Feb2017/gnat_rts/rts-marteuc_x86/adalib</text:p>
      <text:p text:style-name="P6"/>
      <text:p text:style-name="P5"><text:soft-page-break/>make -f Makefile.adalib ROOT=/home/usuario/myapps/gnat/ CFLAGS="-O2 -DMaRTE <text:s/>-m32 -march=i686 <text:s/>-D__USING_SJLJ_EXCEPTIONS__ <text:s/>-DNO_FD_SET " ADAFLAGS="-gnatpgn " MINCLUDES="-nostdinc -I/home/usuario/marte_2.0_22Feb2017/arch/include" MPATH="/home/usuario/marte_2.0_22Feb2017" X86_GNAT_LIBS_PATH="/home/usuario/myapps/gnat/lib/gcc/x86_64-pc-linux-gnu/4.9.4"</text:p>
      <text:p text:style-name="P6"/>
      <text:p text:style-name="P3"><text:span text:style-name="T2">cd /home/usuario/marte_2.0_22Feb2017/gnat_rts/rts-marteuc_x86/adalib &amp;&amp; make -f Makefile.adalib ROOT=/home/usuario/myapps/gnat/ CFLAGS="-O2 -DMaRTE <text:s/>-m32 -march=i686 <text:s/>-D__USING_SJLJ_EXCEPTIONS__ <text:s/>-DNO_FD_SET " ADAFLAGS="-gnatpgn " MINCLUDES="-nostdinc -I/home/usuario/marte_2.0_22Feb2017/arch/include"</text:span> MPATH="/home/usuario/marte_2.0_22Feb2017" X86_GNAT_LIBS_PATH="/home/usuario/myapps/gnat/lib/gcc/x86_64-pc-linux-gnu/4.9.4"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13:39:24.034007083</meta:creation-date>
    <meta:generator>LibreOffice/7.0.4.2$Linux_X86_64 LibreOffice_project/00$Build-2</meta:generator>
    <dc:date>2022-03-15T18:44:36.703792892</dc:date>
    <meta:editing-duration>PT9M1S</meta:editing-duration>
    <meta:editing-cycles>4</meta:editing-cycles>
    <meta:document-statistic meta:table-count="0" meta:image-count="0" meta:object-count="0" meta:page-count="3" meta:paragraph-count="65" meta:word-count="268" meta:character-count="4489" meta:non-whitespace-character-count="4256"/>
  </office:meta>
</office:document-meta>
</file>